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4A000001C7A2D4EFD62FBF93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407fa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407fa0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text-properties officeooo:rsid="00407fa0" officeooo:paragraph-rsid="00407fa0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paragraph-rsid="00407fa0" style:font-weight-asian="bold" style:font-weight-complex="bold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07fa0" fo:background-color="transparent" loext:char-shading-value="0"/>
    </style:style>
    <style:style style:name="T15" style:family="text">
      <style:text-properties officeooo:rsid="004352f8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5bcf3"/>
    </style:style>
    <style:style style:name="T20" style:family="text">
      <style:text-properties officeooo:rsid="0026e5cd"/>
    </style:style>
    <style:style style:name="T21" style:family="text">
      <style:text-properties officeooo:rsid="002aeff2"/>
    </style:style>
    <style:style style:name="T22" style:family="text">
      <style:text-properties officeooo:rsid="00388158"/>
    </style:style>
    <style:style style:name="T23" style:family="text">
      <style:text-properties officeooo:rsid="00407fa0"/>
    </style:style>
    <style:style style:name="T24" style:family="text">
      <style:text-properties officeooo:rsid="004352f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sp. zn. </text:span><text:span text:style-name="T15">PKS ÚsK 10/2017 </text:span>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24">Česká pirátská strana,</text:p>
            <text:p text:style-name="P18">org<text:span text:style-name="T23">án</text:span>: <text:span text:style-name="T23">Krajské předsednictvo Ústeckého kraje</text:span></text:p>
            <text:p text:style-name="P17">z<text:span text:style-name="T16">a</text:span>st<text:span text:style-name="T16">o</text:span>up<text:span text:style-name="T16">ena</text:span>: <text:span text:style-name="T21">Bc. Františkem Navrkalem </text:span><text:a xlink:type="simple" xlink:href="mailto:frantisek.navrkal@pirati.cz" text:style-name="Internet_20_link" text:visited-style-name="Visited_20_Internet_20_Link"><text:span text:style-name="T21">frantisek.navrkal@pirati.cz</text:span></text:a><text:span text:style-name="T21">, předsedou krajského sdružení Ústeckého kraje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19"><text:span text:style-name="T16">Jméno</text:span>: <text:span text:style-name="T23">Adam Komenda</text:span></text:p>
            <text:p text:style-name="P20"><text:span text:style-name="T19">ročník</text:span>: <text:span text:style-name="T24">1991</text:span> <text:s text:c="3"/><text:span text:style-name="T18">bydliště: Albrechtická 569/2, Most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21">Asistent krajského předsednictva Ústeckého kraje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2">15</text:span>h <text:span text:style-name="T17">týdně </text:span>(slovy: <text:span text:style-name="T22">patnác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21">Dohoda o provedení práce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3">10000</text:span> Kč měsíčně (slovy: <text:span text:style-name="T23">desettisíckorun</text:span>)</text:p>
            <text:p text:style-name="Table_20_Contents">odměna se vyplácí průběžně <text:span text:style-name="T23">jednou za měsíc</text:span>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0">Od 10-10-2017 do 10-11-2017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23">Ústí nad Labem</text:span> dne <text:span text:style-name="T24">8. 10. 2017</text:span></text:p>
      <text:p text:style-name="P7">Za zadavatele: <text:tab/><text:tab/><text:tab/>Za dodavatele: </text:p>
      <text:p text:style-name="P10"><text:span text:style-name="T14">Bc. František Navrkal</text:span><text:span text:style-name="T13"><text:tab/><text:tab/></text:span><text:span text:style-name="T14">Adam Komenda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2D4EFD62FBF939D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0-07T19:06:23.219840549</dc:date>
    <meta:editing-cycles>127</meta:editing-cycles>
    <meta:editing-duration>P24DT13H43M29S</meta:editing-duration>
    <meta:generator>LibreOffice/5.3.6.1$Linux_X86_64 LibreOffice_project/30$Build-1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97" meta:character-count="1460" meta:non-whitespace-character-count="1280"/>
    <meta:user-defined meta:name="Informace 1"/>
    <meta:user-defined meta:name="Informace 2"/>
    <meta:user-defined meta:name="Informace 3"/>
    <meta:user-defined meta:name="Informace 4"/>
  </office:meta>
</office:document-meta>
</file>